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8389" table:style-name="ce6">
            <text:p>8,389</text:p>
          </table:table-cell>
          <table:table-cell office:value-type="float" office:value="7579.7240000000247" table:style-name="ce7">
            <text:p>7,579.72</text:p>
          </table:table-cell>
          <table:table-cell office:value-type="float" office:value="16065" table:style-name="ce6">
            <text:p>16,065</text:p>
          </table:table-cell>
          <table:table-cell office:value-type="float" office:value="14859.002797397849" table:style-name="ce7">
            <text:p>14,859.00</text:p>
          </table:table-cell>
          <table:table-cell office:value-type="float" office:value="10529" table:style-name="ce6">
            <text:p>10,529</text:p>
          </table:table-cell>
          <table:table-cell office:value-type="float" office:value="10216.791999999967" table:style-name="ce7">
            <text:p>10,216.79</text:p>
          </table:table-cell>
          <table:table-cell office:value-type="float" office:value="4177" table:style-name="ce6">
            <text:p>4,177</text:p>
          </table:table-cell>
          <table:table-cell office:value-type="float" office:value="4087.506000000003" table:style-name="ce7">
            <text:p>4,087.51</text:p>
          </table:table-cell>
          <table:table-cell office:value-type="float" office:value="330" table:style-name="ce6">
            <text:p>330</text:p>
          </table:table-cell>
          <table:table-cell office:value-type="float" office:value="324.4620000000001" table:style-name="ce7">
            <text:p>324.46</text:p>
          </table:table-cell>
          <table:table-cell office:value-type="float" office:value="183" table:style-name="ce6">
            <text:p>183</text:p>
          </table:table-cell>
          <table:table-cell office:value-type="float" office:value="176.84830133700001" table:style-name="ce7">
            <text:p>176.85</text:p>
          </table:table-cell>
          <table:table-cell office:value-type="float" office:value="39673" table:style-name="ce8">
            <text:p>39,673</text:p>
          </table:table-cell>
          <table:table-cell office:value-type="float" office:value="37244.335098734839" table:style-name="ce9">
            <text:p>37,244.34</text:p>
          </table:table-cell>
          <table:table-cell office:value-type="float" office:value="5233" table:style-name="ce6">
            <text:p>5,233</text:p>
          </table:table-cell>
          <table:table-cell office:value-type="float" office:value="5040.0339999999942" table:style-name="ce7">
            <text:p>5,040.03</text:p>
          </table:table-cell>
          <table:table-cell office:value-type="float" office:value="831" table:style-name="ce6">
            <text:p>831</text:p>
          </table:table-cell>
          <table:table-cell office:value-type="float" office:value="827.06600000000003" table:style-name="ce7">
            <text:p>827.0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064" table:style-name="ce8">
            <text:p>6,064</text:p>
          </table:table-cell>
          <table:table-cell office:value-type="float" office:value="5867.099999999994" table:style-name="ce9">
            <text:p>5,867.10</text:p>
          </table:table-cell>
          <table:table-cell table:style-name="ce7"/>
          <table:table-cell office:value-type="float" office:value="45737" table:style-name="ce8">
            <text:p>45,737</text:p>
          </table:table-cell>
          <table:table-cell office:value-type="float" office:value="43111.43509873483" table:style-name="ce9">
            <text:p>43,111.44</text:p>
          </table:table-cell>
          <table:table-cell office:value-type="currency" office:value="106009428.11999997" table:style-name="ce10">
            <text:p>£106,009,428.12</text:p>
          </table:table-cell>
          <table:table-cell office:value-type="currency" office:value="9842391.7200000025" table:style-name="ce10">
            <text:p>£9,842,391.72</text:p>
          </table:table-cell>
          <table:table-cell office:value-type="currency" office:value="3305822.2199999997" table:style-name="ce10">
            <text:p>£3,305,822.22</text:p>
          </table:table-cell>
          <table:table-cell office:value-type="currency" office:value="2667019.16" table:style-name="ce10">
            <text:p>£2,667,019.16</text:p>
          </table:table-cell>
          <table:table-cell office:value-type="currency" office:value="30766133.239999998" table:style-name="ce10">
            <text:p>£30,766,133.24</text:p>
          </table:table-cell>
          <table:table-cell office:value-type="currency" office:value="13425987.100000001" table:style-name="ce10">
            <text:p>£13,425,987.10</text:p>
          </table:table-cell>
          <table:table-cell office:value-type="currency" office:value="166016781.55999997" table:style-name="ce11">
            <text:p>£166,016,781.56</text:p>
          </table:table-cell>
          <table:table-cell office:value-type="currency" office:value="15510589.440000003" table:style-name="ce10">
            <text:p>£15,510,589.44</text:p>
          </table:table-cell>
          <table:table-cell office:value-type="currency" office:value="8631233.0299999993" table:style-name="ce10">
            <text:p>£8,631,233.03</text:p>
          </table:table-cell>
          <table:table-cell office:value-type="currency" office:value="24141822.470000003" table:style-name="ce11">
            <text:p>£24,141,822.47</text:p>
          </table:table-cell>
          <table:table-cell office:value-type="currency" office:value="190158604.02999997" table:style-name="ce12">
            <text:p>£190,158,604.03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00" table:style-name="ce6">
            <text:p>400</text:p>
          </table:table-cell>
          <table:table-cell office:value-type="float" office:value="308.32756756559985" table:style-name="ce7">
            <text:p>308.33</text:p>
          </table:table-cell>
          <table:table-cell office:value-type="float" office:value="302" table:style-name="ce6">
            <text:p>302</text:p>
          </table:table-cell>
          <table:table-cell office:value-type="float" office:value="270.81043243270011" table:style-name="ce7">
            <text:p>270.81</text:p>
          </table:table-cell>
          <table:table-cell office:value-type="float" office:value="426" table:style-name="ce6">
            <text:p>426</text:p>
          </table:table-cell>
          <table:table-cell office:value-type="float" office:value="411.03297297249998" table:style-name="ce7">
            <text:p>411.03</text:p>
          </table:table-cell>
          <table:table-cell office:value-type="float" office:value="101" table:style-name="ce6">
            <text:p>101</text:p>
          </table:table-cell>
          <table:table-cell office:value-type="float" office:value="99.2891891891" table:style-name="ce7">
            <text:p>99.29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9" table:style-name="ce6">
            <text:p>9</text:p>
          </table:table-cell>
          <table:table-cell office:value-type="float" office:value="8.4" table:style-name="ce7">
            <text:p>8.40</text:p>
          </table:table-cell>
          <table:table-cell office:value-type="float" office:value="1248" table:style-name="ce8">
            <text:p>1,248</text:p>
          </table:table-cell>
          <table:table-cell office:value-type="float" office:value="1107.8601621599" table:style-name="ce9">
            <text:p>1,107.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9">
            <text:p>11.00</text:p>
          </table:table-cell>
          <table:table-cell table:style-name="ce7"/>
          <table:table-cell office:value-type="float" office:value="1259" table:style-name="ce8">
            <text:p>1,259</text:p>
          </table:table-cell>
          <table:table-cell office:value-type="float" office:value="1118.8601621599" table:style-name="ce9">
            <text:p>1,118.86</text:p>
          </table:table-cell>
          <table:table-cell office:value-type="currency" office:value="2842703.6099999994" table:style-name="ce10">
            <text:p>£2,842,703.61</text:p>
          </table:table-cell>
          <table:table-cell office:value-type="currency" office:value="20198.3" table:style-name="ce10">
            <text:p>£20,198.30</text:p>
          </table:table-cell>
          <table:table-cell office:value-type="currency" office:value="0" table:style-name="ce10">
            <text:p>£0.00</text:p>
          </table:table-cell>
          <table:table-cell office:value-type="currency" office:value="262908.01" table:style-name="ce10">
            <text:p>£262,908.01</text:p>
          </table:table-cell>
          <table:table-cell office:value-type="currency" office:value="771382.8" table:style-name="ce10">
            <text:p>£771,382.80</text:p>
          </table:table-cell>
          <table:table-cell office:value-type="currency" office:value="337641.21000000008" table:style-name="ce10">
            <text:p>£337,641.21</text:p>
          </table:table-cell>
          <table:table-cell office:value-type="currency" office:value="4234833.9299999988" table:style-name="ce11">
            <text:p>£4,234,833.93</text:p>
          </table:table-cell>
          <table:table-cell office:value-type="currency" office:value="0" table:style-name="ce10">
            <text:p>£0.00</text:p>
          </table:table-cell>
          <table:table-cell office:value-type="currency" office:value="177996.63" table:style-name="ce10">
            <text:p>£177,996.63</text:p>
          </table:table-cell>
          <table:table-cell office:value-type="currency" office:value="177996.63" table:style-name="ce11">
            <text:p>£177,996.63</text:p>
          </table:table-cell>
          <table:table-cell office:value-type="currency" office:value="4412830.5599999987" table:style-name="ce12">
            <text:p>£4,412,830.5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85" table:style-name="ce6">
            <text:p>185</text:p>
          </table:table-cell>
          <table:table-cell office:value-type="float" office:value="178.9" table:style-name="ce7">
            <text:p>178.90</text:p>
          </table:table-cell>
          <table:table-cell office:value-type="float" office:value="395" table:style-name="ce6">
            <text:p>395</text:p>
          </table:table-cell>
          <table:table-cell office:value-type="float" office:value="374.4" table:style-name="ce7">
            <text:p>374.40</text:p>
          </table:table-cell>
          <table:table-cell office:value-type="float" office:value="401" table:style-name="ce6">
            <text:p>401</text:p>
          </table:table-cell>
          <table:table-cell office:value-type="float" office:value="393.8" table:style-name="ce7">
            <text:p>393.8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7">
            <text:p>14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39" table:style-name="ce8">
            <text:p>1,039</text:p>
          </table:table-cell>
          <table:table-cell office:value-type="float" office:value="1004.3" table:style-name="ce9">
            <text:p>1,004.3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5" table:style-name="ce8">
            <text:p>15</text:p>
          </table:table-cell>
          <table:table-cell office:value-type="float" office:value="14.2" table:style-name="ce9">
            <text:p>14.20</text:p>
          </table:table-cell>
          <table:table-cell table:style-name="ce7"/>
          <table:table-cell office:value-type="float" office:value="1054" table:style-name="ce8">
            <text:p>1,054</text:p>
          </table:table-cell>
          <table:table-cell office:value-type="float" office:value="1018.5" table:style-name="ce9">
            <text:p>1,018.50</text:p>
          </table:table-cell>
          <table:table-cell office:value-type="currency" office:value="3075924" table:style-name="ce10">
            <text:p>£3,075,924.00</text:p>
          </table:table-cell>
          <table:table-cell office:value-type="currency" office:value="113118" table:style-name="ce10">
            <text:p>£113,118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6585" table:style-name="ce10">
            <text:p>£16,585.00</text:p>
          </table:table-cell>
          <table:table-cell office:value-type="currency" office:value="837974" table:style-name="ce10">
            <text:p>£837,974.00</text:p>
          </table:table-cell>
          <table:table-cell office:value-type="currency" office:value="379109" table:style-name="ce10">
            <text:p>£379,109.00</text:p>
          </table:table-cell>
          <table:table-cell office:value-type="currency" office:value="4422710" table:style-name="ce11">
            <text:p>£4,422,710.00</text:p>
          </table:table-cell>
          <table:table-cell office:value-type="currency" office:value="89096" table:style-name="ce10">
            <text:p>£89,096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9096" table:style-name="ce11">
            <text:p>£89,096.00</text:p>
          </table:table-cell>
          <table:table-cell office:value-type="currency" office:value="4511806" table:style-name="ce12">
            <text:p>£4,511,806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4" table:style-name="ce6">
            <text:p>4</text:p>
          </table:table-cell>
          <table:table-cell office:value-type="float" office:value="3.8" table:style-name="ce7">
            <text:p>3.8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599999999999994" table:style-name="ce9">
            <text:p>57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8" table:style-name="ce8">
            <text:p>58</text:p>
          </table:table-cell>
          <table:table-cell office:value-type="float" office:value="57.599999999999994" table:style-name="ce9">
            <text:p>57.60</text:p>
          </table:table-cell>
          <table:table-cell office:value-type="currency" office:value="195196.25" table:style-name="ce10">
            <text:p>£195,196.2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0711.62" table:style-name="ce10">
            <text:p>£50,711.62</text:p>
          </table:table-cell>
          <table:table-cell office:value-type="currency" office:value="22874.49" table:style-name="ce10">
            <text:p>£22,874.49</text:p>
          </table:table-cell>
          <table:table-cell office:value-type="currency" office:value="268782.36" table:style-name="ce11">
            <text:p>£268,782.36</text:p>
          </table:table-cell>
          <table:table-cell office:value-type="currency" office:value="50711.62" table:style-name="ce10">
            <text:p>£50,711.62</text:p>
          </table:table-cell>
          <table:table-cell office:value-type="currency" office:value="0" table:style-name="ce10">
            <text:p>£0.00</text:p>
          </table:table-cell>
          <table:table-cell office:value-type="currency" office:value="50711.62" table:style-name="ce11">
            <text:p>£50,711.62</text:p>
          </table:table-cell>
          <table:table-cell office:value-type="currency" office:value="319493.98" table:style-name="ce12">
            <text:p>£319,493.9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1" table:style-name="ce6">
            <text:p>91</text:p>
          </table:table-cell>
          <table:table-cell office:value-type="float" office:value="84.98" table:style-name="ce7">
            <text:p>84.98</text:p>
          </table:table-cell>
          <table:table-cell office:value-type="float" office:value="113" table:style-name="ce6">
            <text:p>113</text:p>
          </table:table-cell>
          <table:table-cell office:value-type="float" office:value="111.5" table:style-name="ce7">
            <text:p>111.50</text:p>
          </table:table-cell>
          <table:table-cell office:value-type="float" office:value="92" table:style-name="ce6">
            <text:p>92</text:p>
          </table:table-cell>
          <table:table-cell office:value-type="float" office:value="91.23" table:style-name="ce7">
            <text:p>91.23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328" table:style-name="ce8">
            <text:p>328</text:p>
          </table:table-cell>
          <table:table-cell office:value-type="float" office:value="312.83000000000004" table:style-name="ce9">
            <text:p>312.8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.00</text:p>
          </table:table-cell>
          <table:table-cell table:style-name="ce7"/>
          <table:table-cell office:value-type="float" office:value="338" table:style-name="ce8">
            <text:p>338</text:p>
          </table:table-cell>
          <table:table-cell office:value-type="float" office:value="322.83000000000004" table:style-name="ce9">
            <text:p>322.83</text:p>
          </table:table-cell>
          <table:table-cell office:value-type="currency" office:value="964081.58" table:style-name="ce10">
            <text:p>£964,081.58</text:p>
          </table:table-cell>
          <table:table-cell office:value-type="currency" office:value="10546.45" table:style-name="ce10">
            <text:p>£10,546.45</text:p>
          </table:table-cell>
          <table:table-cell office:value-type="currency" office:value="4000" table:style-name="ce10">
            <text:p>£4,000.00</text:p>
          </table:table-cell>
          <table:table-cell office:value-type="currency" office:value="12693.62" table:style-name="ce10">
            <text:p>£12,693.62</text:p>
          </table:table-cell>
          <table:table-cell office:value-type="currency" office:value="239859.83" table:style-name="ce10">
            <text:p>£239,859.83</text:p>
          </table:table-cell>
          <table:table-cell office:value-type="currency" office:value="112191.44" table:style-name="ce10">
            <text:p>£112,191.44</text:p>
          </table:table-cell>
          <table:table-cell office:value-type="currency" office:value="1343372.92" table:style-name="ce11">
            <text:p>£1,343,372.92</text:p>
          </table:table-cell>
          <table:table-cell office:value-type="currency" office:value="0" table:style-name="ce10">
            <text:p>£0.00</text:p>
          </table:table-cell>
          <table:table-cell office:value-type="currency" office:value="141727" table:style-name="ce10">
            <text:p>£141,727.00</text:p>
          </table:table-cell>
          <table:table-cell office:value-type="currency" office:value="141727" table:style-name="ce11">
            <text:p>£141,727.00</text:p>
          </table:table-cell>
          <table:table-cell office:value-type="currency" office:value="1485099.92" table:style-name="ce12">
            <text:p>£1,485,099.9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2" table:style-name="ce6">
            <text:p>92</text:p>
          </table:table-cell>
          <table:table-cell office:value-type="float" office:value="89.98" table:style-name="ce7">
            <text:p>89.9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5" table:style-name="ce8">
            <text:p>115</text:p>
          </table:table-cell>
          <table:table-cell office:value-type="float" office:value="111.98" table:style-name="ce9">
            <text:p>111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float" office:value="111.98" table:style-name="ce9">
            <text:p>111.98</text:p>
          </table:table-cell>
          <table:table-cell office:value-type="currency" office:value="319091.26" table:style-name="ce10">
            <text:p>£319,091.26</text:p>
          </table:table-cell>
          <table:table-cell office:value-type="currency" office:value="7616.63" table:style-name="ce10">
            <text:p>£7,616.63</text:p>
          </table:table-cell>
          <table:table-cell office:value-type="currency" office:value="0" table:style-name="ce10">
            <text:p>£0.00</text:p>
          </table:table-cell>
          <table:table-cell office:value-type="currency" office:value="12.08" table:style-name="ce10">
            <text:p>£12.08</text:p>
          </table:table-cell>
          <table:table-cell office:value-type="currency" office:value="80691.590000000011" table:style-name="ce10">
            <text:p>£80,691.59</text:p>
          </table:table-cell>
          <table:table-cell office:value-type="currency" office:value="36972.219999999987" table:style-name="ce10">
            <text:p>£36,972.22</text:p>
          </table:table-cell>
          <table:table-cell office:value-type="currency" office:value="444383.78" table:style-name="ce11">
            <text:p>£444,383.7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4383.78" table:style-name="ce12">
            <text:p>£444,383.78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Patel Minal ( Amin )</dc:creator>
    <meta:creation-date>2022-05-25T10:02:41Z</meta:creation-date>
    <dc:date>2022-11-30T13:02:53Z</dc:date>
  </office:meta>
</office:document-meta>
</file>